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2.826cm" style:rel-column-width="10922*"/>
    </style:style>
    <style:style style:name="Tableau1.F" style:family="table-column">
      <style:table-column-properties style:column-width="2.828cm" style:rel-column-width="10925*"/>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none" fo:border-top="none" fo:border-bottom="0.002cm solid #000000"/>
    </style:style>
    <style:style style:name="Tableau1.E2" style:family="table-cell" style:data-style-name="N100">
      <style:table-cell-properties style:vertical-align="middle" fo:padding="0.097cm" fo:border-left="0.002cm solid #000000" fo:border-right="none" fo:border-top="none" fo:border-bottom="0.002cm solid #000000"/>
    </style:style>
    <style:style style:name="Tableau1.F2" style:family="table-cell" style:data-style-name="N100">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8"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9"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0"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11" style:family="paragraph" style:parent-style-name="Standard">
      <style:paragraph-properties fo:text-align="justify" style:justify-single-word="false" style:text-autospace="none"/>
      <style:text-properties style:font-name="Calibri"/>
    </style:style>
    <style:style style:name="P12"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3"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5" style:family="paragraph" style:parent-style-name="Table_20_Contents">
      <style:paragraph-properties fo:text-align="center" style:justify-single-word="false"/>
      <style:text-properties style:font-name="Calibri" fo:font-size="9pt" style:font-name-asian="TTE1C28908t00" style:font-size-asian="9pt" style:font-name-complex="TTE1C28908t00" style:font-size-complex="9pt"/>
    </style:style>
    <style:style style:name="P16" style:family="paragraph" style:parent-style-name="Text_20_body">
      <style:paragraph-properties fo:margin-top="0cm" fo:margin-bottom="0cm"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7"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18" style:family="paragraph" style:parent-style-name="Standard" style:list-style-name="L2">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9" style:family="paragraph" style:parent-style-name="Standard" style:list-style-name="L3">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0" style:family="paragraph" style:parent-style-name="Standard" style:list-style-name="L4">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style:text-underline-style="none" style:font-size-asian="12pt" style:font-size-complex="12pt"/>
    </style:style>
    <style:style style:name="P23"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Calibri-Bold" style:font-weight-asian="bold" style:font-name-complex="Calibri-Bold" style:font-weight-complex="bold"/>
    </style:style>
    <style:style style:name="T3" style:family="text">
      <style:text-properties style:text-underline-style="solid" style:text-underline-width="auto" style:text-underline-color="font-color"/>
    </style:style>
    <style:style style:name="T4" style:family="text">
      <style:text-properties fo:color="#000000" fo:font-style="normal" style:text-underline-style="none" fo:font-weight="bold" style:font-name-asian="Calibri-Bold" style:font-style-asian="normal" style:font-weight-asian="bold" style:font-name-complex="Calibri-Bold" style:font-style-complex="normal" style:font-weight-complex="bold"/>
    </style:style>
    <style:style style:name="T5" style:family="text">
      <style:text-properties style:text-position="super 5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TRAIT DU REGISTRE</text:p>
      <text:p text:style-name="P4">DES DELIBERATIONS DU CONSEIL MUNICIPAL</text:p>
      <text:p text:style-name="P4">DE LA COMMUNE DE MONTREUIL-EN-TOURAINE</text:p>
      <text:p text:style-name="P3"/>
      <text:p text:style-name="P3"/>
      <text:p text:style-name="P2">Nombre de conseillers en exercice : 13</text:p>
      <text:p text:style-name="P2">Nombre de présents : 12</text:p>
      <text:p text:style-name="P12">Nombre d’exprimés : 12</text:p>
      <text:p text:style-name="P12"><text:s/><text:tab/><text:tab/><text:tab/><text:tab/><text:tab/><text:tab/><text:tab/><text:tab/><text:tab/><text:span text:style-name="T3">Séance du jeudi 18 novembre 2010</text:span></text:p>
      <text:p text:style-name="P12"><text:span text:style-name="T3">Date de la convocation </text:span>:</text:p>
      <text:p text:style-name="P12">12 novembre 2010</text:p>
      <text:p text:style-name="P14">--------------------------------</text:p>
      <text:p text:style-name="P2">L’an deux mil dix le dix huit novembre deux mil dix à dix huit heures trente,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essieurs ADUMEAU, DÉROGIS, GALIMANT, GOHIER, RONCIER, Mesdames ULIVI, MORLEC, ROQUIN, DENIS, FRANCESCAT, GENTILHOMME</text:p>
      <text:p text:style-name="P2"><text:span text:style-name="T3">Pouvoirs</text:span>: /</text:p>
      <text:p text:style-name="P2"><text:span text:style-name="T3">Absents </text:span>: Philippe MORLEC</text:p>
      <text:p text:style-name="P2"/>
      <text:p text:style-name="P2">Mme Christine ULIVI a été élue secrétaire de séance.</text:p>
      <text:p text:style-name="P2"/>
      <text:p text:style-name="P2">Ordre du jour:</text:p>
      <text:list xml:id="list34291469" text:style-name="L1">
        <text:list-item>
          <text:list>
            <text:list-item>
              <text:p text:style-name="P22">présentation du rapport d'activité 2009 de la CC2R par M Claude Verne,</text:p>
            </text:list-item>
            <text:list-item>
              <text:p text:style-name="P23">prêt relais pour les vestiaires de foot,</text:p>
            </text:list-item>
            <text:list-item>
              <text:p text:style-name="P23">décision modificative concernant les intérêts courus non échus,</text:p>
            </text:list-item>
            <text:list-item>
              <text:p text:style-name="P23">modifications des statuts du SATESE 37,</text:p>
            </text:list-item>
            <text:list-item>
              <text:p text:style-name="P23">Délibération concernant le raccordement tout à l'égout,</text:p>
            </text:list-item>
            <text:list-item>
              <text:p text:style-name="P23">indemnité de conseil au trésorier,</text:p>
            </text:list-item>
            <text:list-item>
              <text:p text:style-name="P23">délégués du SIEIL,</text:p>
            </text:list-item>
            <text:list-item>
              <text:p text:style-name="P23">contrat pour copieur mairie</text:p>
            </text:list-item>
            <text:list-item>
              <text:p text:style-name="P23">conventions de location salle des fêtes</text:p>
            </text:list-item>
          </text:list>
        </text:list-item>
      </text:list>
      <text:p text:style-name="P16">Questions Diverses.</text:p>
      <text:p text:style-name="P13">--------------------------------</text:p>
      <text:p text:style-name="P6"/>
      <text:p text:style-name="P10"><text:span text:style-name="T1">1) </text:span><text:span text:style-name="T4">Présentation du rapport d'activité 2009 de la communauté de communes des deux rives par son Président, M. Claude VERNE</text:span></text:p>
      <text:p text:style-name="P10"/>
      <text:p text:style-name="P11">Monsieur Claude VERNE procède à la lecture du bilan d'activité 2009 de la communauté de communes des deux rives comme présenté ci-après.</text:p>
      <text:p text:style-name="P11"/>
      <text:p text:style-name="P10"><text:span text:style-name="T1">2) </text:span><text:span text:style-name="T4">Prêt relais pour les vestiaires du stade de football</text:span></text:p>
      <text:p text:style-name="P8"/>
      <text:p text:style-name="P7">Monsieur le Maire rappelle aux membres du Conseil qu'il existe une convention entre la commune et la Préfecture pour l'application du dispositif du plan de relance de l'économie relatif au FCTA. Ce dispositif permet à la commune de percevoir ce FCTVA l'année suivant les travaux engagés (au lieu de deux ans initialement). Or, les services de l’État ne vérifieront qu'au cours du premier trimestre 2011 les dépenses effectuées en 2010 par la commune. La somme allouée ne sera ensuite versée qu'au mois de juin. Or, cette somme avait été prévue dans le financement global des vestiaires du stade de foot. Il convient donc de contracter un prêt relais.</text:p>
      <text:p text:style-name="P7"><text:soft-page-break/>Après en avoir délibéré, les membres du Conseil acceptent la signature d'un prêt relais pour la période allant du 1er janvier 2011 au 30 juin 2011 pour un montant de 68 000€ et autorisent le Maire à signer tous les actes s'y rapportant.</text:p>
      <text:p text:style-name="P7"/>
      <text:p text:style-name="P6"><text:span text:style-name="T1">3) </text:span><text:span text:style-name="T2">Décision modificative concernant les intérêts courus non échus – budget assainissement</text:span></text:p>
      <text:p text:style-name="P7"/>
      <text:p text:style-name="P6">Afin de se mettre en conformité avec la réglementation, il convient de procéder au rattachement des intérêts courus non échus pour le service assainissement pour 2010.</text:p>
      <text:p text:style-name="P6">A l'unanimité des membres présents, le Conseil accepte de procéder à la décision modificative du service assainissement comme présentée dans le tableau suivant :</text:p>
      <text:p text:style-name="P6"/>
      <table:table table:name="Tableau1" table:style-name="Tableau1">
        <table:table-column table:style-name="Tableau1.A" table:number-columns-repeated="5"/>
        <table:table-column table:style-name="Tableau1.F"/>
        <table:table-row>
          <table:table-cell table:style-name="Tableau1.A1" office:value-type="string">
            <text:p text:style-name="P15">SECTION</text:p>
          </table:table-cell>
          <table:table-cell table:style-name="Tableau1.A1" office:value-type="string">
            <text:p text:style-name="P15">COMPTE</text:p>
          </table:table-cell>
          <table:table-cell table:style-name="Tableau1.A1" office:value-type="string">
            <text:p text:style-name="P15">PREVISIONS</text:p>
            <text:p text:style-name="P15">EXISTANTES</text:p>
          </table:table-cell>
          <table:table-cell table:style-name="Tableau1.A1" office:value-type="string">
            <text:p text:style-name="P15">DIMINUTION</text:p>
          </table:table-cell>
          <table:table-cell table:style-name="Tableau1.A1" office:value-type="string">
            <text:p text:style-name="P15">AUGMENTATION</text:p>
          </table:table-cell>
          <table:table-cell table:style-name="Tableau1.F1" office:value-type="string">
            <text:p text:style-name="P15">NOUVELLES PREVISIONS</text:p>
          </table:table-cell>
        </table:table-row>
        <table:table-row>
          <table:table-cell table:style-name="Tableau1.A2" office:value-type="string">
            <text:p text:style-name="P15">Dépenses de fonctionnement</text:p>
          </table:table-cell>
          <table:table-cell table:style-name="Tableau1.B2" office:value-type="float" office:value="66112">
            <text:p text:style-name="P15">66112</text:p>
          </table:table-cell>
          <table:table-cell table:style-name="Tableau1.C2" office:value-type="string">
            <text:p text:style-name="P15"/>
          </table:table-cell>
          <table:table-cell table:style-name="Tableau1.C2" office:value-type="string">
            <text:p text:style-name="P15"/>
          </table:table-cell>
          <table:table-cell table:style-name="Tableau1.E2" office:value-type="float" office:value="2482.87">
            <text:p text:style-name="P15">2 482,87</text:p>
          </table:table-cell>
          <table:table-cell table:style-name="Tableau1.F2" office:value-type="float" office:value="2482.87">
            <text:p text:style-name="P15">2 482,87</text:p>
          </table:table-cell>
        </table:table-row>
        <table:table-row>
          <table:table-cell table:style-name="Tableau1.A2" office:value-type="string">
            <text:p text:style-name="P15">Dépenses de fonctionnement</text:p>
          </table:table-cell>
          <table:table-cell table:style-name="Tableau1.E2" office:value-type="float" office:value="22">
            <text:p text:style-name="P15">022</text:p>
          </table:table-cell>
          <table:table-cell table:style-name="Tableau1.E2" office:value-type="float" office:value="10011.21">
            <text:p text:style-name="P15">10 011,21</text:p>
          </table:table-cell>
          <table:table-cell table:style-name="Tableau1.E2" office:value-type="float" office:value="-2482.87">
            <text:p text:style-name="P15">-2 482,87</text:p>
          </table:table-cell>
          <table:table-cell table:style-name="Tableau1.B2">
            <text:p text:style-name="P15"/>
          </table:table-cell>
          <table:table-cell table:style-name="Tableau1.F2" office:value-type="float" office:value="7528.34">
            <text:p text:style-name="P15">7 528,34</text:p>
          </table:table-cell>
        </table:table-row>
        <table:table-row>
          <table:table-cell table:style-name="Tableau1.A2" table:number-columns-spanned="2" office:value-type="string">
            <text:p text:style-name="P15">Total dépenses</text:p>
          </table:table-cell>
          <table:covered-table-cell/>
          <table:table-cell table:style-name="Tableau1.E2" office:value-type="float" office:value="0">
            <text:p text:style-name="P15">10 011,21</text:p>
          </table:table-cell>
          <table:table-cell table:style-name="Tableau1.E2" office:value-type="float" office:value="-2482.87">
            <text:p text:style-name="P15">-2 482,87</text:p>
          </table:table-cell>
          <table:table-cell table:style-name="Tableau1.E2" office:value-type="float" office:value="0">
            <text:p text:style-name="P15">2482,87</text:p>
          </table:table-cell>
          <table:table-cell table:style-name="Tableau1.F2" office:value-type="float" office:value="0">
            <text:p text:style-name="P15">10 011,21</text:p>
          </table:table-cell>
        </table:table-row>
      </table:table>
      <text:p text:style-name="P6"/>
      <text:p text:style-name="P6"/>
      <text:p text:style-name="P6"><text:span text:style-name="T1">4) </text:span><text:span text:style-name="T2">Modification des statuts du SATESE 37</text:span></text:p>
      <text:p text:style-name="P6"/>
      <text:p text:style-name="P6">Le SATESE 37 nous a informé que réuni en assemblée plénière le 27 septembre 2010, le comité syndical a voté une délibération portant modifications statutaires relatives à l'adhésion de la commune de Rochecorbon pour la compétence « assainissement collectif ».</text:p>
      <text:p text:style-name="P6">La commune dispose d'un délai de trois mois pour se prononcer sur cette modification de périmètre. A défaut, cette décision est réputée favorable.</text:p>
      <text:p text:style-name="P6">A l'unanimité, le Conseil émet un avis favorable sur les modifications statutaires adoptées par le comité syndical du SATESE 37, à savoir l'adhésion de la commune de Rochecorbon assainissement collectif.</text:p>
      <text:p text:style-name="P6"/>
      <text:p text:style-name="P6">Délibération :</text:p>
      <text:p text:style-name="P6"/>
      <text:p text:style-name="P9">5) Raccordement au tout à l'égout</text:p>
      <text:p text:style-name="P9"/>
      <text:p text:style-name="P6">La commune manquant de certains détails importants pour prendre la délibération, Monsieur le Maire propose de remettre cette décision à un Conseil ultérieur.</text:p>
      <text:p text:style-name="P6"/>
      <text:p text:style-name="P9">6) Indemnité de conseil au Trésorier</text:p>
      <text:p text:style-name="P9"/>
      <text:p text:style-name="P6">Comme tous les ans, il convient de procéder au versement de l'indemnité de conseil allouée aux Comptables du Trésor chargés des fonctions de Receveurs des communes et établissements publics locaux. Comme préalablement décidé lors de la séance de conseil du 04 mai 2010, l'indemnité est accordée pour un taux à 100% par an. Étant donné l'arrivée en cours d'année de M. Jean-Pierre SAROUY, le calcul a été effectué pour une période de 180 jours. Le montant de l'indemnité étant de 395,76€ pour une année, il s'élève à 197,88€ brut pour 180 jours.</text:p>
      <text:p text:style-name="P6">A 2 votes contre et 4 abstentions, le Conseil accepte de verser cette indemnité au Trésorier.</text:p>
      <text:p text:style-name="P6"/>
      <text:p text:style-name="P9">7) Délégués du SIEIL</text:p>
      <text:p text:style-name="P6"/>
      <text:p text:style-name="P6">Monsieur Michel RONCIER est 1er suppléant au SIEIL mais n'est pas en mesure de se rendre <text:soft-page-break/>régulièrement aux comités syndicaux du SIEIL, Monsieur le Maire propose en conséquence que Monsieur Jean-Claude ADUMEAU (second suppléant) devienne le 1er suppléant.</text:p>
      <text:p text:style-name="P6">Avec une abstention, le Conseil accepte et nomme Monsieur Jean-Claude ADUMEAU 1er suppléant et Monsieur Michel RONCIER 2<text:span text:style-name="T5">nd</text:span> suppléant.</text:p>
      <text:p text:style-name="P6"/>
      <text:p text:style-name="P9">8) Contrat pour copieur mairie</text:p>
      <text:p text:style-name="P6"/>
      <text:p text:style-name="P6">Monsieur le Maire explique aux membres du Conseil qu'il convient de reconsidérer le mode de fonctionnement des impressions et photocopies du secrétariat de mairie et de l'école afin d'optimiser les coûts. Il procède à la présentations des différents devis obtenus après consultation des entreprises Konica, Canon et Absis. Le plus avantageux étant celui de l'entreprise Absis.</text:p>
      <text:p text:style-name="P6"/>
      <text:p text:style-name="P9">9) Convention de location de la salle des fêtes</text:p>
      <text:p text:style-name="P6"/>
      <text:p text:style-name="P6">Révision des tarifs et des conditions de location de la salle des fêtes.</text:p>
      <text:p text:style-name="P6">Tarifs actuels : 550€ pour les personnes hors commune et 400€ pour les habitants de la commune.</text:p>
      <text:p text:style-name="P6">Conditions : soit une journée, soit trois jours (du vendredi après-midi au lundi matin). Le problème se posant pour les états des lieux du dimanche matin notamment.</text:p>
      <text:p text:style-name="P6">Les tarifs doivent-ils être revus à la hausse et continue-t-on à louer la salle pour une seule journée?</text:p>
      <text:p text:style-name="P6">Afin de prendre une décision définitive, une réunion de la commission « fête et loisirs » est prévue le 09 décembre prochain.</text:p>
      <text:p text:style-name="P6"/>
      <text:p text:style-name="P9">Questions diverses :</text:p>
      <text:p text:style-name="P6"/>
      <text:list xml:id="list34291937" text:style-name="L2">
        <text:list-item>
          <text:p text:style-name="P18">État d'avancement des marchés publics : </text:p>
          <text:p text:style-name="P18">l'entreprise COLAS sera en charge de l'aménagement de la place du château. Les travaux vont débuter dans le courant du mois de décembre.</text:p>
        </text:list-item>
      </text:list>
      <text:list xml:id="list34311789" text:style-name="L3">
        <text:list-item>
          <text:p text:style-name="P19">Le marché pour le changement du chauffage de l'Eglise est ouvert jusqu'au 02 décembre prochain.</text:p>
        </text:list-item>
        <text:list-item>
          <text:p text:style-name="P19">La fin des travaux pour les vestiaires du stade de foot est prévue début décembre. L'inauguration des locaux aura lieu au printemps.</text:p>
        </text:list-item>
      </text:list>
      <text:list xml:id="list34300156" text:style-name="L4">
        <text:list-item>
          <text:p text:style-name="P20">Parution des brèves de Montreuil prévue fin décembre</text:p>
        </text:list-item>
      </text:list>
      <text:p text:style-name="P6"/>
      <text:p text:style-name="P6"/>
      <text:p text:style-name="P6"/>
      <text:p text:style-name="P3">Le Maire,</text:p>
      <text:p text:style-name="P5"/>
      <text:p text:style-name="P2"><text:span text:style-name="T1">Jean-Luc PADIOLLEAU</text:span><text:tab/><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0-12-16T14:26:45.98</dc:date>
    <dc:creator>Isabelle Derouet</dc:creator>
    <meta:editing-duration>PT78H50M02S</meta:editing-duration>
    <meta:editing-cycles>86</meta:editing-cycles>
    <meta:generator>OpenOffice.org/3.2$Win32 OpenOffice.org_project/320m18$Build-9502</meta:generator>
    <meta:printed-by>Isabelle Derouet</meta:printed-by>
    <meta:print-date>2010-11-18T17:12:57.20</meta:print-date>
    <meta:document-statistic meta:table-count="1" meta:image-count="0" meta:object-count="0" meta:page-count="3" meta:paragraph-count="85" meta:word-count="1056" meta:character-count="6570"/>
    <meta:user-defined meta:name="Info 1"/>
    <meta:user-defined meta:name="Info 2"/>
    <meta:user-defined meta:name="Info 3"/>
    <meta:user-defined meta:name="Info 4"/>
  </office:meta>
</office:document-meta>
</file>